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language="none" fo:country="none" style:language-asian="none" style:country-asian="none" style:font-name-complex="Arial" style:font-size-complex="10pt"/>
    </style:style>
    <style:style style:name="P2" style:family="paragraph" style:parent-style-name="Standard">
      <style:paragraph-properties fo:margin-left="0.501cm" fo:margin-right="0cm" fo:text-indent="-0.501cm" style:auto-text-indent="false"/>
    </style:style>
    <style:style style:name="P3" style:family="paragraph" style:parent-style-name="Standard">
      <style:paragraph-properties fo:margin-left="0.501cm" fo:margin-right="0cm" fo:text-indent="0cm" style:auto-text-indent="false"/>
    </style:style>
    <style:style style:name="P4" style:family="paragraph" style:parent-style-name="Standard">
      <style:paragraph-properties fo:margin-left="0.501cm" fo:margin-right="0cm" fo:text-indent="0cm" style:auto-text-indent="false"/>
      <style:text-properties fo:language="none" fo:country="none" style:language-asian="none" style:country-asian="none" style:font-name-complex="Arial" style:font-size-complex="10pt"/>
    </style:style>
    <style:style style:name="P5" style:family="paragraph" style:parent-style-name="Standard">
      <style:paragraph-properties fo:margin-left="0.501cm" fo:margin-right="0cm" fo:text-indent="0cm" style:auto-text-indent="false" style:text-autospace="none"/>
    </style:style>
    <style:style style:name="P6" style:family="paragraph" style:parent-style-name="Standard">
      <style:paragraph-properties fo:margin-left="0.501cm" fo:margin-right="0cm" fo:text-indent="0cm" style:auto-text-indent="false"/>
      <style:text-properties fo:language="sv" fo:country="SE" style:font-name-complex="Arial" style:font-size-complex="10pt"/>
    </style:style>
    <style:style style:name="P7" style:family="paragraph" style:parent-style-name="Heading_20_1" style:master-page-name="Standard">
      <style:paragraph-properties style:page-number="auto"/>
    </style:style>
    <style:style style:name="P8" style:family="paragraph" style:parent-style-name="Standard">
      <style:paragraph-properties fo:margin-left="0.501cm" fo:margin-right="0cm" fo:text-indent="0cm" style:auto-text-indent="false"/>
    </style:style>
    <style:style style:name="P9" style:family="paragraph" style:parent-style-name="Standard">
      <style:paragraph-properties fo:margin-left="0.501cm" fo:margin-right="0cm" fo:text-indent="0cm" style:auto-text-indent="false" style:text-autospace="none"/>
      <style:text-properties officeooo:paragraph-rsid="0020cdab"/>
    </style:style>
    <style:style style:name="P10" style:family="paragraph" style:parent-style-name="Standard">
      <style:paragraph-properties fo:margin-left="0.501cm" fo:margin-right="0cm" fo:text-indent="0cm" style:auto-text-indent="false" style:text-autospace="none"/>
      <style:text-properties officeooo:paragraph-rsid="0023ab1d"/>
    </style:style>
    <style:style style:name="T1" style:family="text">
      <style:text-properties fo:language="none" fo:country="none" style:language-asian="none" style:country-asian="none" style:font-name-complex="Arial" style:font-size-complex="10pt"/>
    </style:style>
    <style:style style:name="T2" style:family="text">
      <style:text-properties fo:language="none" fo:country="none" officeooo:rsid="001dbce8" style:language-asian="none" style:country-asian="none" style:font-name-complex="Arial" style:font-size-complex="10pt"/>
    </style:style>
    <style:style style:name="T3" style:family="text">
      <style:text-properties fo:language="none" fo:country="none" officeooo:rsid="0023ab1d" style:language-asian="none" style:country-asian="none" style:font-name-complex="Arial" style:font-size-complex="10pt"/>
    </style:style>
    <style:style style:name="T4" style:family="text">
      <style:text-properties fo:font-weight="bold" style:font-weight-asian="bold"/>
    </style:style>
    <style:style style:name="T5" style:family="text">
      <style:text-properties fo:font-weight="bold" officeooo:rsid="001f5650" style:font-weight-asian="bold"/>
    </style:style>
    <style:style style:name="T6" style:family="text">
      <style:text-properties style:font-name-complex="Arial" style:font-size-complex="10pt"/>
    </style:style>
    <style:style style:name="T7" style:family="text">
      <style:text-properties fo:language="sv" fo:country="SE"/>
    </style:style>
    <style:style style:name="T8" style:family="text">
      <style:text-properties fo:language="sv" fo:country="SE" style:font-name-complex="Arial" style:font-size-complex="10pt"/>
    </style:style>
    <style:style style:name="T9" style:family="text">
      <style:text-properties style:font-name="Courier New" fo:language="none" fo:country="none" style:language-asian="none" style:country-asian="none" style:font-name-complex="Courier New" style:font-size-complex="10pt"/>
    </style:style>
    <style:style style:name="T10" style:family="text">
      <style:text-properties style:font-name="Courier New" fo:language="none" fo:country="none" officeooo:rsid="0020cdab" style:language-asian="none" style:country-asian="none" style:font-name-complex="Courier New" style:font-size-complex="10pt"/>
    </style:style>
    <style:style style:name="T11" style:family="text">
      <style:text-properties style:font-name="Courier New" fo:language="sv" fo:country="SE" style:language-asian="none" style:country-asian="none" style:font-name-complex="Arial" style:font-size-complex="10pt"/>
    </style:style>
    <style:style style:name="T12" style:family="text">
      <style:text-properties fo:color="#0000ff" style:font-name="Courier New" fo:language="none" fo:country="none" style:language-asian="none" style:country-asian="none" style:font-name-complex="Courier New" style:font-size-complex="10pt"/>
    </style:style>
    <style:style style:name="T13" style:family="text">
      <style:text-properties fo:color="#808080" style:font-name="Courier New" fo:language="none" fo:country="none" style:language-asian="none" style:country-asian="none" style:font-name-complex="Courier New" style:font-size-complex="10pt"/>
    </style:style>
    <style:style style:name="T14" style:family="text">
      <style:text-properties fo:color="#808080" style:font-name="Courier New" fo:language="none" fo:country="none" style:language-asian="none" style:country-asian="none" style:font-name-complex="Arial" style:font-size-complex="10pt"/>
    </style:style>
    <style:style style:name="T15" style:family="text">
      <style:text-properties fo:color="#808080" style:font-name="Courier New" fo:language="sv" fo:country="SE" style:language-asian="none" style:country-asian="none" style:font-name-complex="Courier New" style:font-size-complex="10pt"/>
    </style:style>
    <style:style style:name="T16" style:family="text">
      <style:text-properties fo:color="#ff0000" style:font-name="Courier New" fo:language="none" fo:country="none" style:language-asian="none" style:country-asian="none" style:font-name-complex="Courier New" style:font-size-complex="10pt"/>
    </style:style>
    <style:style style:name="T17" style:family="text">
      <style:text-properties fo:color="#ff0000" style:font-name="Courier New" fo:language="none" fo:country="none" officeooo:rsid="0020cdab" style:language-asian="none" style:country-asian="none" style:font-name-complex="Courier New" style:font-size-complex="10pt"/>
    </style:style>
    <style:style style:name="T18" style:family="text">
      <style:text-properties fo:color="#ff0000" style:font-name="Courier New" fo:language="none" fo:country="none" officeooo:rsid="00219073" style:language-asian="none" style:country-asian="none" style:font-name-complex="Courier New" style:font-size-complex="10pt"/>
    </style:style>
    <style:style style:name="T19" style:family="text">
      <style:text-properties officeooo:rsid="001d8a3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span text:style-name="T5">SQL Server:in dbcc komento</text:span><text:span text:style-name="T4"><text:line-break/></text:span></text:h>
      <text:p text:style-name="P2"/>
      <text:p text:style-name="P2"><text:span text:style-name="T19">a</text:span>) <text:tab/>Perehdy SQL Server:in dbcc lauseeseen. Mihin kaikkeen sitä käytetään? Mikä siitä tekee vaarallisen komennon?</text:p>
      <text:p text:style-name="P2"/>
      <text:p text:style-name="P2"/>
      <text:p text:style-name="P2"><text:tab/>Vastaus:</text:p>
      <text:p text:style-name="P2"><text:tab/></text:p>
      <text:p text:style-name="P3">Transact-SQL ohjelmointikielessä on DBCC lauseet tietokannan ylläpitoon, informaation saamiseen tietokannasta, tietokannan validointioperaatioihin ja muihin sekalasiin tehtäviin ks. <text:a xlink:type="simple" xlink:href="http://technet.microsoft.com/en-us/library/ms188796" text:style-name="Internet_20_link" text:visited-style-name="Visited_20_Internet_20_Link"><text:span text:style-name="Internet_20_link">http://technet.microsoft.com/en-us/library/ms188796</text:span></text:a>. DBCC lausetta voi käyttää esimerkiksi tietokannan taulujen fragmentoitumisasteen selvittämiseen:<text:line-break/><text:line-break/><text:span text:style-name="T9">dbcc showcontig(’Person.Contact’);</text:span></text:p>
      <text:p text:style-name="P3"><text:span text:style-name="T7">(ks. </text:span><text:a xlink:type="simple" xlink:href="http://msdn2.microsoft.com/en-us/library/ms175008.aspx" text:style-name="Internet_20_link" text:visited-style-name="Visited_20_Internet_20_Link"><text:span text:style-name="Internet_20_link"><text:span text:style-name="T1">http://msdn2.microsoft.com/en-us/library/ms175008.aspx</text:span></text:span></text:a><text:span text:style-name="T1">);</text:span></text:p>
      <text:p text:style-name="P4"/>
      <text:p text:style-name="P5"><text:span text:style-name="T1">DBCC lauseen avulla voi tehdä myös tietokannan eheyden tarkistamisen:<text:line-break/><text:line-break/></text:span><text:span text:style-name="T12">dbcc</text:span><text:span text:style-name="T9"> checkdb </text:span><text:span text:style-name="T13">(</text:span><text:span text:style-name="T16">'tietokannan_nimi'</text:span><text:span text:style-name="T13">)</text:span></text:p>
      <text:p text:style-name="P3"><text:span text:style-name="T6"/></text:p>
      <text:p text:style-name="P10"><text:span text:style-name="T3">T</text:span><text:span text:style-name="T1">ietokannan </text:span><text:span text:style-name="T3">taulujen </text:span><text:span text:style-name="T1">eheyden tarkistamisen </text:span><text:span text:style-name="T3">voi tehdä seuraavalla tavalla</text:span><text:span text:style-name="T1">:</text:span></text:p>
      <text:p text:style-name="P10"><text:span text:style-name="T1"/></text:p>
      <text:p text:style-name="P9"><text:span text:style-name="T12">dbcc</text:span><text:span text:style-name="T9"> check</text:span><text:span text:style-name="T10">table</text:span><text:span text:style-name="T9"> </text:span><text:span text:style-name="T13">(</text:span><text:span text:style-name="T16">'</text:span><text:span text:style-name="T17">taulu</text:span><text:span text:style-name="T16">nimi </text:span><text:span text:style-name="T18">tai näkymänimi</text:span><text:span text:style-name="T16">'</text:span><text:span text:style-name="T13">);</text:span></text:p>
      <text:p text:style-name="P9"><text:span text:style-name="T13"/></text:p>
      <text:p text:style-name="P10"><text:span text:style-name="T15">(ks. </text:span><text:a xlink:type="simple" xlink:href="http://msdn2.microsoft.com/en-us/library/ms176064.aspx" text:style-name="Internet_20_link" text:visited-style-name="Visited_20_Internet_20_Link"><text:span text:style-name="Internet_20_link"><text:span text:style-name="T11">http://msdn2.microsoft.com/en-us/library/ms176064.aspx</text:span></text:span></text:a><text:span text:style-name="T14">).</text:span></text:p>
      <text:p text:style-name="P6"/>
      <text:p text:style-name="P3">Nämä olivat vain joitain esimerkkejä DBCC lauseesta. Toisin sanoen DBCC lausetta voi käyttää informaation saamiseen tietokannasta ja sen ylläpitoon. Lauseen kanssa siis kannattaa olla tarkkana, jottei tee mitään sellaista, jota ei ole tarkoitus tehdä. Esimerkiksi käynnistää raskaan ylläpitorutiinin kun halusikin vain selvittää tietokannan tilanteen.</text:p>
      <text:p text:style-name="P3"/>
      <text:p text:style-name="P2"/>
      <text:h text:style-name="Heading_20_1"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Palatino" svg:font-family="Palatino, 'Book Antiqua'" style:font-family-generic="roman"/>
    <style:font-face style:name="Arial2" svg:font-family="Arial" style:font-family-generic="swiss"/>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i" fo:country="FI"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Liberation Serif" fo:font-size="12pt" fo:language="fi" fo:country="FI"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fi" fo:country="FI"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Text_20_body" style:default-outline-level="1" style:class="text">
      <style:paragraph-properties fo:margin-top="0.035cm" fo:margin-bottom="0.212cm" loext:contextual-spacing="false"/>
      <style:text-properties fo:color="#3f4c98"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fo:language="none" fo:country="none" fo:font-weight="bold" style:font-weight-asian="bold" style:font-size-complex="13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xl24" style:family="paragraph" style:parent-style-name="Standard">
      <style:paragraph-properties fo:margin-top="0.494cm" fo:margin-bottom="0.494cm" loext:contextual-spacing="false"/>
      <style:text-properties fo:font-style="italic" style:font-style-asian="italic" style:font-style-complex="italic"/>
    </style:style>
    <style:style style:name="xl25"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style>
    <style:style style:name="xl26" style:family="paragraph" style:parent-style-name="Standard">
      <style:paragraph-properties fo:margin-top="0.494cm" fo:margin-bottom="0.494cm" loext:contextual-spacing="false" fo:text-align="center" style:justify-single-word="false"/>
    </style:style>
    <style:style style:name="xl27"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style>
    <style:style style:name="xl2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0.99pt solid #000000"/>
    </style:style>
    <style:style style:name="xl29"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style>
    <style:style style:name="xl3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style>
    <style:style style:name="xl3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style>
    <style:style style:name="xl32"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style>
    <style:style style:name="xl3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style>
    <style:style style:name="xl34"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style>
    <style:style style:name="xl35" style:family="paragraph" style:parent-style-name="Standard">
      <loext:graphic-properties draw:fill="solid" draw:fill-color="#c0c0c0"/>
      <style:paragraph-properties fo:margin-top="0.494cm" fo:margin-bottom="0.494cm" loext:contextual-spacing="false" fo:text-align="center" style:justify-single-word="false" fo:background-color="#c0c0c0"/>
    </style:style>
    <style:style style:name="xl3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none" fo:border-bottom="none"/>
    </style:style>
    <style:style style:name="xl37" style:family="paragraph" style:parent-style-name="Standard">
      <style:paragraph-properties fo:margin-top="0.494cm" fo:margin-bottom="0.494cm" loext:contextual-spacing="false"/>
      <style:text-properties style:font-name="Courier New" fo:font-family="'Courier New'" style:font-family-generic="modern" style:font-name-complex="Courier New" style:font-family-complex="'Courier New'" style:font-family-generic-complex="modern"/>
    </style:style>
    <style:style style:name="xl38" style:family="paragraph" style:parent-style-name="Standard">
      <style:paragraph-properties fo:margin-top="0.494cm" fo:margin-bottom="0.494cm" loext:contextual-spacing="false"/>
    </style:style>
    <style:style style:name="xl39"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0"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style>
    <style:style style:name="xl42" style:family="paragraph" style:parent-style-name="Standard">
      <loext:graphic-properties draw:fill="solid" draw:fill-color="#ffff00"/>
      <style:paragraph-properties fo:margin-top="0.494cm" fo:margin-bottom="0.494cm" loext:contextual-spacing="false" fo:text-align="center" style:justify-single-word="false" fo:background-color="#ffff00"/>
    </style:style>
    <style:style style:name="xl43"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style>
    <style:style style:name="xl4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style>
    <style:style style:name="xl4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style>
    <style:style style:name="xl47"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style>
    <style:style style:name="xl48"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4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0.99pt solid #000000"/>
    </style:style>
    <style:style style:name="xl5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3"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4"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5" style:family="paragraph" style:parent-style-name="Standard">
      <style:paragraph-properties fo:margin-top="0.494cm" fo:margin-bottom="0.494cm" loext:contextual-spacing="false" fo:text-align="center" style:justify-single-word="fals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6"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7"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58"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59"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style>
    <style:style style:name="xl60"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1"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none" fo:border-bottom="0.99pt solid #000000"/>
    </style:style>
    <style:style style:name="xl62"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none"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3"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0.99pt solid #000000"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5"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6"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7" style:family="paragraph" style:parent-style-name="Standard">
      <loext:graphic-properties draw:fill="solid" draw:fill-color="#c0c0c0"/>
      <style:paragraph-properties fo:margin-top="0.494cm" fo:margin-bottom="0.494cm" loext:contextual-spacing="false" fo:text-align="center" style:justify-single-word="false" fo:background-color="#c0c0c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68" style:family="paragraph" style:parent-style-name="Standard">
      <style:paragraph-properties fo:margin-top="0.494cm" fo:margin-bottom="0.494cm" loext:contextual-spacing="false" fo:text-align="center" style:justify-single-word="false" fo:padding="0cm" fo:border-left="0.99pt solid #000000" fo:border-right="none"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69" style:family="paragraph" style:parent-style-name="Standard">
      <loext:graphic-properties draw:fill="solid" draw:fill-color="#ffff00"/>
      <style:paragraph-properties fo:margin-top="0.494cm" fo:margin-bottom="0.494cm" loext:contextual-spacing="false" fo:text-align="center" style:justify-single-word="false" fo:background-color="#ffff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0"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0.99pt solid #000000" fo:border-right="none" fo:border-top="none"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1" style:family="paragraph" style:parent-style-name="Standard">
      <loext:graphic-properties draw:fill="solid" draw:fill-color="#c0c0c0"/>
      <style:paragraph-properties fo:margin-top="0.494cm" fo:margin-bottom="0.494cm" loext:contextual-spacing="false" fo:text-align="center" style:justify-single-word="false" fo:background-color="#c0c0c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2" style:family="paragraph" style:parent-style-name="Standard">
      <style:paragraph-properties fo:margin-top="0.494cm" fo:margin-bottom="0.494cm" loext:contextual-spacing="false" fo:text-align="center" style:justify-single-word="false" fo:padding="0cm" fo:border-left="none" fo:border-right="none" fo:border-top="none" fo:border-bottom="0.99pt solid #000000"/>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xl73" style:family="paragraph" style:parent-style-name="Standard">
      <style:paragraph-properties fo:margin-top="0.494cm" fo:margin-bottom="0.494cm" loext:contextual-spacing="false" fo:text-align="center" style:justify-single-word="false" fo:padding="0cm" fo:border-left="none" fo:border-right="0.99pt solid #000000" fo:border-top="none" fo:border-bottom="none"/>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xl74" style:family="paragraph" style:parent-style-name="Standard">
      <loext:graphic-properties draw:fill="solid" draw:fill-color="#ffff00"/>
      <style:paragraph-properties fo:margin-top="0.494cm" fo:margin-bottom="0.494cm" loext:contextual-spacing="false" fo:text-align="center" style:justify-single-word="false" fo:background-color="#ffff00" fo:padding="0cm" fo:border-left="none" fo:border-right="0.99pt solid #000000" fo:border-top="0.99pt solid #000000" fo:border-bottom="none"/>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style-complex="italic" style:font-weight-complex="bold"/>
    </style:style>
    <style:style style:name="Normal_20__28_Web_29_" style:display-name="Normal (Web)"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normal" style:family="paragraph" style:parent-style-name="Standard">
      <style:paragraph-properties fo:margin-top="0.035cm" fo:margin-bottom="0.212cm" loext:contextual-spacing="false" fo:line-height="150%"/>
      <style:text-properties fo:color="#404040" style:font-name="Verdana" fo:font-family="Verdana" style:font-family-generic="swiss" style:font-pitch="variable" fo:font-size="10.5pt" fo:font-weight="bold" style:font-size-asian="10.5pt" style:font-weight-asian="bold" style:font-name-complex="Verdana" style:font-family-complex="Verdana" style:font-family-generic-complex="swiss" style:font-pitch-complex="variable" style:font-size-complex="10.5pt" style:font-weight-complex="bold"/>
    </style:style>
    <style:style style:name="Default" style:family="paragraph">
      <style:paragraph-properties fo:orphans="2" fo:widows="2" style:text-autospace="none"/>
      <style:text-properties fo:color="#000000" style:font-name="Arial" fo:font-family="Arial" style:font-family-generic="swiss" style:font-pitch="variable" fo:font-size="12pt" fo:language="fi" fo:country="FI"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223cm"/>
          <style:tab-stop style:position="16.983cm" style:type="right" style:leader-style="dotted" style:leader-text="."/>
        </style:tab-stops>
      </style:paragraph-properties>
    </style:style>
    <style:style style:name="Style_20_Heading_20_3_20__2b__20_10_20_pt" style:display-name="Style Heading 3 + 10 pt" style:family="paragraph" style:parent-style-name="Heading_20_3" style:next-style-name="Normal_20_Indent" style:default-outline-level="" style:list-style-name="">
      <style:paragraph-properties>
        <style:tab-stops>
          <style:tab-stop style:position="0.953cm"/>
        </style:tab-stops>
      </style:paragraph-properties>
      <style:text-properties fo:font-size="10pt" style:font-size-asian="10pt" style:font-size-complex="10pt"/>
    </style:style>
    <style:style style:name="Normal_20_Indent" style:display-name="Normal Indent" style:family="paragraph" style:parent-style-name="Standard">
      <style:paragraph-properties fo:margin-left="2.3cm" fo:margin-right="0cm" fo:text-indent="0cm" style:auto-text-indent="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Otsikko_20_3_20__2b__20_10_20_pt" style:display-name="Otsikko 3 + 10 pt" style:family="paragraph" style:parent-style-name="Heading_20_3" style:next-style-name="Standard" style:default-outline-level="" style:list-style-name="WW8Num5">
      <style:paragraph-properties>
        <style:tab-stops>
          <style:tab-stop style:position="0cm"/>
          <style:tab-stop style:position="0.953cm"/>
        </style:tab-stops>
      </style:paragraph-properties>
    </style:style>
    <style:style style:name="Contents_20_1" style:display-name="Contents 1" style:family="paragraph" style:parent-style-name="Standard" style:next-style-name="Standard" style:class="index">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keep-with-next="always"/>
      <style:text-properties fo:color="#365f91" style:font-name="Cambria" fo:font-family="Cambria" style:font-family-generic="roman" style:font-pitch="variable" fo:font-size="14pt" fo:language="en" fo:country="US" style:letter-kerning="fal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SP.9.110680"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661"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SP.9.110929" style:family="paragraph" style:parent-style-name="Default" style:next-style-name="Default">
      <style:text-properties fo:color="#000000" style:font-name="Palatino" fo:font-family="Palatino, 'Book Antiqua'" style:font-family-generic="roman" style:font-name-complex="Times New Roman" style:font-family-complex="'Times New Roman'" style:font-family-generic-complex="roman" style:font-pitch-complex="variabl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Courier New" fo:font-family="'Courier New'" style:font-family-generic="modern" style:font-name-complex="Courier New" style:font-family-complex="'Courier New'" style:font-family-generic-complex="modern"/>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style style:name="WW8Num6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normal_20_Char" style:display-name="normal Char" style:family="text">
      <style:text-properties fo:color="#404040" style:font-name="Verdana" fo:font-family="Verdana" style:font-family-generic="swiss" style:font-pitch="variable" fo:font-size="10.5pt" fo:language="fi" fo:country="FI" fo:font-weight="bold" style:font-size-asian="10.5pt" style:font-weight-asian="bold" style:font-name-complex="Verdana" style:font-family-complex="Verdana" style:font-family-generic-complex="swiss" style:font-pitch-complex="variable" style:font-size-complex="10.5pt" style:language-complex="ar" style:country-complex="SA" style:font-weight-complex="bold"/>
    </style:style>
    <style:style style:name="Heading_20_3_20_Char" style:display-name="Heading 3 Char"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3pt" style:font-weight-complex="bold"/>
    </style:style>
    <style:style style:name="Style_20_Heading_20_3_20__2b__20_10_20_pt_20_Char" style:display-name="Style Heading 3 + 10 pt Char" style:family="text" style:parent-style-name="Heading_20_3_20_Char"/>
    <style:style style:name="Otsikko_20_3_20__2b__20_10_20_pt_20_Char" style:display-name="Otsikko 3 + 10 pt Char" style:family="text">
      <style:text-properties style:font-name="Arial" fo:font-family="Arial" style:font-family-generic="swiss" style:font-pitch="variable" fo:language="none" fo:country="none" fo:font-weight="bold" style:font-weight-asian="bold" style:font-name-complex="Arial" style:font-family-complex="Arial" style:font-family-generic-complex="swiss" style:font-pitch-complex="variable" style:font-size-complex="13pt" style:font-weight-complex="bold"/>
    </style:style>
    <style:style style:name="Footer_20_Char" style:display-name="Footer Char" style:family="text">
      <style:text-properties fo:font-size="12pt" fo:language="fi" fo:country="FI" style:font-size-asian="12pt" style:font-size-complex="12pt" style:language-complex="ar" style:country-complex="SA"/>
    </style:style>
    <style:style style:name="Normal_20_Indent_20_Char" style:display-name="Normal Indent Char" style:family="text">
      <style:text-properties fo:font-size="12pt" fo:language="fi" fo:country="FI" style:font-size-asian="12pt" style:font-size-complex="12pt" style:language-complex="ar" style:country-complex="SA"/>
    </style:style>
    <style:style style:name="Emphasis" style:family="text">
      <style:text-properties fo:font-style="italic" style:font-style-asian="italic" style:font-style-complex="italic"/>
    </style:style>
    <style:style style:name="SC.9.303106" style:family="text">
      <style:text-properties fo:color="#000000" fo:font-size="10pt" style:font-size-asian="10pt" style:font-name-complex="Palatino" style:font-family-complex="Palatino, 'Book Antiqua'" style:font-family-generic-complex="roman" style:font-size-complex="10pt"/>
    </style:style>
    <style:style style:name="label3"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18">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2z0" style:num-format="1"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19">
        <style:list-level-properties text:list-level-position-and-space-mode="label-alignment">
          <style:list-level-label-alignment text:label-followed-by="listtab" fo:text-indent="-0.661cm" fo:margin-left="0.661cm"/>
        </style:list-level-properties>
      </text:list-level-style-number>
      <text:list-level-style-number text:level="2" text:style-name="WW8Num4z0" style:num-format="1" text:display-levels="2">
        <style:list-level-properties text:list-level-position-and-space-mode="label-alignment">
          <style:list-level-label-alignment text:label-followed-by="listtab" fo:text-indent="-0.661cm" fo:margin-left="0.661cm"/>
        </style:list-level-properties>
      </text:list-level-style-number>
      <text:list-level-style-number text:level="3" text:style-name="WW8Num4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4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4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4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11">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61cm" fo:text-indent="-0.661cm" fo:margin-left="0.661cm"/>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588cm" fo:text-indent="-0.635cm" fo:margin-left="1.588cm"/>
        </style:list-level-properties>
        <style:text-properties style:font-name="Arial"/>
      </text:list-level-style-bullet>
      <text:list-level-style-bullet text:level="2" text:style-name="WW8Num6z1" style:num-suffix="." text:bullet-char="o">
        <style:list-level-properties text:list-level-position-and-space-mode="label-alignment">
          <style:list-level-label-alignment text:label-followed-by="listtab" text:list-tab-stop-position="2.858cm" fo:text-indent="-0.635cm" fo:margin-left="2.858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4.128cm" fo:text-indent="-0.635cm" fo:margin-left="4.128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398cm" fo:text-indent="-0.635cm" fo:margin-left="5.39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668cm" fo:text-indent="-0.635cm" fo:margin-left="6.668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938cm" fo:text-indent="-0.635cm" fo:margin-left="7.938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9.208cm" fo:text-indent="-0.635cm" fo:margin-left="9.208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478cm" fo:text-indent="-0.635cm" fo:margin-left="10.478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748cm"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16">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2" text:style-name="WW8Num7z0" style:num-format="1" text:start-value="2" text:display-levels="2">
        <style:list-level-properties text:list-level-position-and-space-mode="label-alignment">
          <style:list-level-label-alignment text:label-followed-by="listtab" text:list-tab-stop-position="0.953cm" fo:text-indent="-0.953cm" fo:margin-left="0.953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2.54cm" fo:text-indent="-2.54cm" fo:margin-left="2.54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3.175cm"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text:start-value="2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4.128cm" fo:text-indent="-0.318cm" fo:margin-left="4.128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7.938cm" fo:text-indent="-0.318cm" fo:margin-left="7.938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9.208cm" fo:text-indent="-0.635cm" fo:margin-left="9.208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10.478cm" fo:text-indent="-0.635cm" fo:margin-left="10.478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11.748cm" fo:text-indent="-0.318cm" fo:margin-left="11.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none" fo:country="none" style:language-asian="none" style:country-asian="none" style:font-name-complex="Arial" style:font-size-complex="10pt"/>
    </style:style>
    <style:style style:name="MT1" style:family="text">
      <style:text-properties fo:language="none" fo:country="none" style:language-asian="none" style:country-asian="none" style:font-name-complex="Arial" style:font-size-complex="10pt"/>
    </style:style>
    <style:style style:name="MT2" style:family="text">
      <style:text-properties fo:language="none" fo:country="none" officeooo:rsid="001dbce8" style:language-asian="none" style:country-asian="none" style:font-name-complex="Arial" style:font-size-complex="10pt"/>
    </style:style>
    <style:page-layout style:name="Mpm1">
      <style:page-layout-properties fo:page-width="21.001cm" fo:page-height="29.7cm" style:num-format="1" style:print-orientation="portrait" fo:margin-top="1.249cm" fo:margin-bottom="2.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Haaga-Helia</text:p>
        <text:p text:style-name="Header"><text:span text:style-name="MT1">SOF006AS3A,Tietokan</text:span><text:span text:style-name="MT2">nan </text:span><text:span text:style-name="MT1">hallinta <text:line-break/>Sauli Isonikkilä<text:tab/><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span text:style-name="Page_20_Number"><text:span text:style-name="MT1">)</text:span></text:span></text:p>
        <text:p text:style-name="Header"><text:span text:style-name="Page_20_Number"><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IBM DB2</dc:title>
    <dc:subject>Tietokantahallinta</dc:subject>
    <meta:keyword/>
    <meta:initial-creator>Sauli Isonikkilä</meta:initial-creator>
    <meta:creation-date>2013-04-01T08:49:00</meta:creation-date>
    <dc:creator>Sauli Isonikkilä </dc:creator>
    <dc:date>2024-04-29T08:04:44.034000000</dc:date>
    <meta:print-date>2013-04-06T11:40:00</meta:print-date>
    <meta:editing-cycles>50</meta:editing-cycles>
    <meta:editing-duration>PT3H45M20S</meta:editing-duration>
    <meta:generator>LibreOffice/6.4.7.2$Windows_X86_64 LibreOffice_project/639b8ac485750d5696d7590a72ef1b496725cfb5</meta:generator>
    <meta:document-statistic meta:table-count="0" meta:image-count="0" meta:object-count="0" meta:page-count="1" meta:paragraph-count="13" meta:word-count="128" meta:character-count="1277" meta:non-whitespace-character-count="1153"/>
  </office:meta>
</office:document-meta>
</file>